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67cm" fo:min-width="9.66cm"/>
    </style:style>
    <style:style style:name="gr2" style:family="graphic" style:parent-style-name="standard">
      <style:graphic-properties draw:textarea-horizontal-align="justify" draw:textarea-vertical-align="middle" draw:auto-grow-height="false" fo:min-height="2.607cm" fo:min-width="5.85cm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0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317cm" svg:x="6.08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2.857cm" svg:x="9.57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1.905cm" svg:x="15.922cm" svg:y="4.49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9.024cm" svg:height="6.65cm" svg:x="6.68cm" svg:y="9.89cm">
          <draw:text-box>
            <text:p>Diameter 45mm</text:p>
            <text:p>PCB 50mm</text:p>
            <text:p>Overhang ESP 2mm</text:p>
            <text:p>ESP depth 20mm</text:p>
            <text:p>Overall depth 24mm</text:p>
            <text:p>Wall thickness 1mm</text:p>
            <text:p>USB cutout 10mm x 6mm</text:p>
            <text:p>Mounting holes inset 4mm</text:p>
            <text:p>Mounting holes diameter 3m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8T12:35:20.137412075</meta:creation-date>
    <meta:generator>LibreOffice/7.2.2.2$Linux_X86_64 LibreOffice_project/20$Build-2</meta:generator>
    <dc:date>2021-11-28T15:39:40.720963371</dc:date>
    <meta:editing-duration>PT2H54M10S</meta:editing-duration>
    <meta:editing-cycles>2</meta:editing-cycles>
    <meta:document-statistic meta:object-count="4"/>
  </office:meta>
</office:document-meta>
</file>